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 Unicode MS" svg:font-family="Arial Unicode MS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4" style:parent-style-name="內文" style:family="paragraph">
      <style:paragraph-properties fo:margin-left="0.5in" fo:margin-right="0.5in">
        <style:tab-stops/>
      </style:paragraph-properties>
    </style:style>
    <style:style style:name="P5" style:parent-style-name="內文" style:family="paragraph">
      <style:paragraph-properties fo:margin-left="0.5in" fo:margin-right="0.5in">
        <style:tab-stops/>
      </style:paragraph-properties>
      <style:text-properties style:font-name="標楷體" style:font-name-asian="標楷體" text:display="none"/>
    </style:style>
    <style:style style:name="P6" style:parent-style-name="內文" style:family="paragraph">
      <style:text-properties style:font-name="標楷體" style:font-name-asian="標楷體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使用</text:span><text:span text:style-name="T3">執照審查作業流程表</text:span></text:p>
      <text:p text:style-name="P4"><draw:frame draw:z-index="0" draw:id="id0" draw:style-name="a0" draw:name="Object 1" text:anchor-type="as-char" svg:x="0in" svg:y="0in" svg:width="5.26667in" svg:height="8.575in" style:rel-width="scale" style:rel-height="scale"><draw:object-ole draw:class-id="00021A14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5"/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 Unicode MS" svg:font-family="Arial Unicode MS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coufe_big" style:display-name="coufe_big" style:family="paragraph" style:parent-style-name="內文">
      <style:paragraph-properties fo:widows="2" fo:orphans="2" fo:margin-top="0.0694in" fo:margin-bottom="0.0694in"/>
      <style:text-properties style:font-name="Arial Unicode MS" style:font-name-asian="Arial Unicode MS" style:font-name-complex="Arial Unicode MS" style:letter-kerning="false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核發使用執照掛號審查作業流程圖</dc:title>
    <meta:initial-creator>a600060</meta:initial-creator>
    <dc:creator>林茂昌</dc:creator>
    <meta:creation-date>2018-11-14T03:15:00Z</meta:creation-date>
    <dc:date>2018-11-14T03:15:00Z</dc:date>
    <meta:print-date>2018-11-14T03:1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6" meta:character-count="43" meta:row-count="1" meta:non-whitespace-character-count="38"/>
  </office:meta>
</office:document-meta>
</file>